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82.32mm"/>
    </style:style>
    <style:style style:name="co2" style:family="table-column">
      <style:table-column-properties fo:break-before="auto" style:column-width="246.12mm"/>
    </style:style>
    <style:style style:name="co3" style:family="table-column">
      <style:table-column-properties fo:break-before="auto" style:column-width="17mm"/>
    </style:style>
    <style:style style:name="ro1" style:family="table-row">
      <style:table-row-properties style:row-height="6.88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9.35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Conteúdo">
      <style:table-properties table:display="true" style:writing-mode="lr-tb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4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5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6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8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T1" style:family="text">
      <style:text-properties style:font-name="Calibri" fo:font-size="15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5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eúd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Matéria</text:p>
          </table:table-cell>
          <table:table-cell table:style-name="ce9" office:value-type="string" calcext:value-type="string">
            <text:p>Conteúdo</text:p>
          </table:table-cell>
          <table:table-cell table:style-name="ce9" office:value-type="string" calcext:value-type="string">
            <text:p>Estudo</text:p>
          </table:table-cell>
          <table:table-cell table:style-name="ce9" office:value-type="string" calcext:value-type="string">
            <text:p>Revisão</text:p>
          </table:table-cell>
          <table:table-cell table:style-name="ce9"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9">
            <text:p>LÍNGUA PORTUGUESA</text:p>
          </table:table-cell>
          <table:table-cell table:style-name="ce10" office:value-type="string" calcext:value-type="string">
            <text:p>1 Leitura e interpretação de <text:span text:style-name="T3">diversos tipos de textos</text:span> (literários e não literários).</text:p>
          </table:table-cell>
          <table:table-cell table:style-name="ce19" office:value-type="string" calcext:value-type="string">
            <text:p>ok</text:p>
          </table:table-cell>
          <table:table-cell table:style-name="ce19" office:value-type="string" calcext:value-type="string">
            <text:p>rever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10" office:value-type="string" calcext:value-type="string">
            <text:p>2 Sinônimos e antônimos</text:p>
          </table:table-cell>
          <table:table-cell table:style-name="ce19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10" office:value-type="string" calcext:value-type="string">
            <text:p>3 <text:s/>Sentido próprio e figurado das palavras</text:p>
          </table:table-cell>
          <table:table-cell table:style-name="ce19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10" office:value-type="string" calcext:value-type="string">
            <text:p>4 Pontuação</text:p>
          </table:table-cell>
          <table:table-cell table:style-name="ce19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10" office:value-type="string" calcext:value-type="string">
            <text:p>5 Classes de palavras. </text:p>
          </table:table-cell>
          <table:table-cell table:style-name="ce19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11" office:value-type="string" calcext:value-type="string">
            <text:p>9 Concordância nominal e verbal.</text:p>
          </table:table-cell>
          <table:table-cell table:style-name="ce19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10" office:value-type="string" calcext:value-type="string">
            <text:p>10 Regências nominal e verbal.</text:p>
          </table:table-cell>
          <table:table-cell table:style-name="ce19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10" office:value-type="string" calcext:value-type="string">
            <text:p>11 <text:s/>Colocação pronominal</text:p>
          </table:table-cell>
          <table:table-cell table:style-name="ce19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11" office:value-type="string" calcext:value-type="string">
            <text:p>12 Crase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13">
            <text:p>MATEMÁTICA</text:p>
          </table:table-cell>
          <table:table-cell table:style-name="ce12" office:value-type="string" calcext:value-type="string">
            <text:p>Adição, subtração, multiplicação, divisão, potenciação ou radiciação com números racionais.</text:p>
          </table:table-cell>
          <table:table-cell table:style-name="ce19" table:number-columns-repeated="2"/>
          <table:table-cell table:number-columns-repeated="1020"/>
        </table:table-row>
        <table:table-row table:style-name="ro2">
          <table:covered-table-cell table:style-name="ce4"/>
          <table:table-cell table:style-name="ce12" office:value-type="string" calcext:value-type="string">
            <text:p>Representações fracionária ou decimal.</text:p>
          </table:table-cell>
          <table:table-cell table:style-name="ce19" table:number-columns-repeated="2"/>
          <table:table-cell table:number-columns-repeated="1020"/>
        </table:table-row>
        <table:table-row table:style-name="ro2">
          <table:covered-table-cell table:style-name="ce4"/>
          <table:table-cell table:style-name="ce12" office:value-type="string" calcext:value-type="string">
            <text:p>Mínimo múltiplo comum (MMC)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Máximo divisor comum (MDC)</text:p>
          </table:table-cell>
          <table:table-cell table:style-name="ce19" table:number-columns-repeated="2"/>
          <table:table-cell table:number-columns-repeated="1020"/>
        </table:table-row>
        <table:table-row table:style-name="ro2">
          <table:covered-table-cell table:style-name="ce4"/>
          <table:table-cell table:style-name="ce12" office:value-type="string" calcext:value-type="string">
            <text:p>Porcentagem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Razão e proporção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Regra de três simples ou composta 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Sistema de equações do 1º grau 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Equações do 2º 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Grandezas e medidas – quantidade, tempo, comprimento, superfície, capacidade e massa 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Relação entre grandezas – tabela ou gráfico 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Tratamento da informação – média aritmética simples </text:p>
          </table:table-cell>
          <table:table-cell table:style-name="ce19" table:number-columns-repeated="2"/>
          <table:table-cell table:number-columns-repeated="1020"/>
        </table:table-row>
        <table:table-row table:style-name="ro4">
          <table:covered-table-cell table:style-name="ce3"/>
          <table:table-cell table:style-name="ce12" office:value-type="string" calcext:value-type="string">
            <text:p>Noções de Geometria – forma, ângulos, área, perímetro, volume, Teoremas de Pitágoras ou de Tales </text:p>
          </table:table-cell>
          <table:table-cell table:style-name="ce19" table:number-columns-repeated="2"/>
          <table:table-cell table:number-columns-repeated="1020"/>
        </table:table-row>
        <table:table-row table:style-name="ro5">
          <table:table-cell table:style-name="ce5" office:value-type="string" calcext:value-type="string" table:number-columns-spanned="1" table:number-rows-spanned="2">
            <text:p><text:span text:style-name="T1">ATUALIDADES</text:span></text:p>
            <text:p><text:span text:style-name="T2"/></text:p>
          </table:table-cell>
          <table:table-cell table:style-name="ce13" office:value-type="string" calcext:value-type="string">
            <text:p>Questões relacionadas a fatos políticos, econômicos, sociais e culturais, nacionais e internacionais, ocorridos a partir de novembro de 2019, divulgados na mídia local e/ou nacional. </text:p>
          </table:table-cell>
          <table:table-cell table:style-name="ce19" table:number-columns-repeated="2"/>
          <table:table-cell table:number-columns-repeated="1020"/>
        </table:table-row>
        <table:table-row table:style-name="ro2">
          <table:covered-table-cell table:style-name="ce6"/>
          <table:table-cell table:style-name="ce13" office:value-type="string" calcext:value-type="string">
            <text:p>Anúncio remarcando provas publicado dia 30/08.</text:p>
          </table:table-cell>
          <table:table-cell table:style-name="ce19" table:number-columns-repeated="2"/>
          <table:table-cell table:number-columns-repeated="1020"/>
        </table:table-row>
        <table:table-row table:style-name="ro5">
          <table:table-cell table:style-name="ce7" office:value-type="string" calcext:value-type="string" table:number-columns-spanned="1" table:number-rows-spanned="6">
            <text:p>RACIOCÍNIO LÓGICO</text:p>
          </table:table-cell>
          <table:table-cell table:style-name="ce14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covered-table-cell table:style-name="ce7"/>
          <table:table-cell table:style-name="ce14" office:value-type="string" calcext:value-type="string">
            <text:p>Estruturas lógicas 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covered-table-cell table:style-name="ce7"/>
          <table:table-cell table:style-name="ce14" office:value-type="string" calcext:value-type="string">
            <text:p>lógicas de argumentação </text:p>
          </table:table-cell>
          <table:table-cell table:style-name="ce19" table:number-columns-repeated="2"/>
          <table:table-cell table:number-columns-repeated="1020"/>
        </table:table-row>
        <table:table-row table:style-name="ro2">
          <table:covered-table-cell table:style-name="ce7"/>
          <table:table-cell table:style-name="ce14" office:value-type="string" calcext:value-type="string">
            <text:p>Diagramas lógicos</text:p>
          </table:table-cell>
          <table:table-cell table:style-name="ce19" table:number-columns-repeated="2"/>
          <table:table-cell table:number-columns-repeated="1020"/>
        </table:table-row>
        <table:table-row table:style-name="ro2">
          <table:covered-table-cell table:style-name="ce7"/>
          <table:table-cell table:style-name="ce14" office:value-type="string" calcext:value-type="string">
            <text:p>Sequências</text:p>
          </table:table-cell>
          <table:table-cell table:style-name="ce19" table:number-columns-repeated="2"/>
          <table:table-cell table:number-columns-repeated="1020"/>
        </table:table-row>
        <table:table-row table:style-name="ro2">
          <table:covered-table-cell table:style-name="ce7"/>
          <table:table-cell table:style-name="ce14" office:value-type="string" calcext:value-type="string">
            <text:p>Operação com conjuntos</text:p>
          </table:table-cell>
          <table:table-cell table:style-name="ce19" table:number-columns-repeated="2"/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1" table:number-rows-spanned="38">
            <text:p>ESPECÍFICOS</text:p>
          </table:table-cell>
          <table:table-cell table:style-name="ce15" office:value-type="string" calcext:value-type="string">
            <text:p>Algoritmos e estruturas de dados e objetos </text:p>
          </table:table-cell>
          <table:table-cell table:style-name="ce20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15" office:value-type="string" calcext:value-type="string">
            <text:p>Tipos de dados elementares e estruturados </text:p>
          </table:table-cell>
          <table:table-cell table:style-name="ce21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15" office:value-type="string" calcext:value-type="string">
            <text:p>Estruturas de controle de fluxo </text:p>
          </table:table-cell>
          <table:table-cell table:style-name="ce21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15" office:value-type="string" calcext:value-type="string">
            <text:p>Programação estruturada </text:p>
          </table:table-cell>
          <table:table-cell table:style-name="ce21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15" office:value-type="string" calcext:value-type="string">
            <text:p>Modularização </text:p>
          </table:table-cell>
          <table:table-cell table:style-name="ce22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15" office:value-type="string" calcext:value-type="string">
            <text:p>Acoplamento entre módulos e coesão de módulos </text:p>
          </table:table-cell>
          <table:table-cell table:style-name="ce22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15" office:value-type="string" calcext:value-type="string">
            <text:p>Procedimentos e sub-rotinas </text:p>
          </table:table-cell>
          <table:table-cell table:style-name="ce22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15" office:value-type="string" calcext:value-type="string">
            <text:p>Chamadas por referência e valor 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15" office:value-type="string" calcext:value-type="string">
            <text:p>Programação por eventos </text:p>
          </table:table-cell>
          <table:table-cell table:style-name="ce24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15" office:value-type="string" calcext:value-type="string">
            <text:p>Programação orientada a objetos, classes, objetos, métodos, mensagens, sobrecarga, herança, polimorfismo, interfaces e pacotes, tratamento de exceção </text:p>
          </table:table-cell>
          <table:table-cell table:style-name="ce24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15" office:value-type="string" calcext:value-type="string">
            <text:p>HTML </text:p>
          </table:table-cell>
          <table:table-cell table:style-name="ce24" table:number-columns-repeated="2"/>
          <table:table-cell table:number-columns-repeated="1020"/>
        </table:table-row>
        <table:table-row table:style-name="ro3">
          <table:covered-table-cell table:style-name="ce8"/>
          <table:table-cell table:style-name="ce15" office:value-type="string" calcext:value-type="string">
            <text:p>XML </text:p>
          </table:table-cell>
          <table:table-cell table:style-name="ce24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15" office:value-type="string" calcext:value-type="string">
            <text:p>DHTML </text:p>
          </table:table-cell>
          <table:table-cell table:style-name="ce25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15" office:value-type="string" calcext:value-type="string">
            <text:p>Javascript </text:p>
          </table:table-cell>
          <table:table-cell table:style-name="ce25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15" office:value-type="string" calcext:value-type="string">
            <text:p>C# </text:p>
          </table:table-cell>
          <table:table-cell table:style-name="ce25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15" office:value-type="string" calcext:value-type="string">
            <text:p>PHP </text:p>
          </table:table-cell>
          <table:table-cell table:style-name="ce25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15" office:value-type="string" calcext:value-type="string">
            <text:p>JSP </text:p>
          </table:table-cell>
          <table:table-cell table:style-name="ce25" table:number-columns-repeated="2"/>
          <table:table-cell table:number-columns-repeated="1020"/>
        </table:table-row>
        <table:table-row table:style-name="ro3">
          <table:covered-table-cell table:style-name="ce8"/>
          <table:table-cell table:style-name="ce15" office:value-type="string" calcext:value-type="string">
            <text:p>Servlets </text:p>
          </table:table-cell>
          <table:table-cell table:style-name="ce25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15" office:value-type="string" calcext:value-type="string">
            <text:p>ASP.Net </text:p>
          </table:table-cell>
          <table:table-cell table:style-name="ce25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15" office:value-type="string" calcext:value-type="string">
            <text:p>Modelagem UML e E-R </text:p>
          </table:table-cell>
          <table:table-cell table:style-name="ce25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15" office:value-type="string" calcext:value-type="string">
            <text:p>Banco de Dados: Conceitos de BD e de SGBD, arquitetura de SGBD, Funções básicas de SGBD </text:p>
          </table:table-cell>
          <table:table-cell table:style-name="ce25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15" office:value-type="string" calcext:value-type="string">
            <text:p>Modelagem de Dados (Modelo Conceitual, Modelo Lógico, Modelo Físico </text:p>
          </table:table-cell>
          <table:table-cell table:style-name="ce25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15" office:value-type="string" calcext:value-type="string">
            <text:p>Modelo entidade relacionamento </text:p>
          </table:table-cell>
          <table:table-cell table:style-name="ce26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15" office:value-type="string" calcext:value-type="string">
            <text:p>Modelo relacional </text:p>
          </table:table-cell>
          <table:table-cell table:style-name="ce26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15" office:value-type="string" calcext:value-type="string">
            <text:p>Restrições de integridade </text:p>
          </table:table-cell>
          <table:table-cell table:style-name="ce26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15" office:value-type="string" calcext:value-type="string">
            <text:p>Normalização e dependência funcional </text:p>
          </table:table-cell>
          <table:table-cell table:style-name="ce26" table:number-columns-repeated="2"/>
          <table:table-cell table:number-columns-repeated="1020"/>
        </table:table-row>
        <table:table-row table:style-name="ro3">
          <table:covered-table-cell table:style-name="ce8"/>
          <table:table-cell table:style-name="ce15" office:value-type="string" calcext:value-type="string">
            <text:p>Mapeamento E-R para relacional </text:p>
          </table:table-cell>
          <table:table-cell table:style-name="ce26" table:number-columns-repeated="2"/>
          <table:table-cell table:number-columns-repeated="1020"/>
        </table:table-row>
        <table:table-row table:style-name="ro3">
          <table:covered-table-cell table:style-name="ce8"/>
          <table:table-cell table:style-name="ce15" office:value-type="string" calcext:value-type="string">
            <text:p>Linguagem SQL: Linguagem de definição de dados (DDL), Linguagem de manipulação de dados (DML)</text:p>
          </table:table-cell>
          <table:table-cell table:style-name="ce26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15" office:value-type="string" calcext:value-type="string">
            <text:p>Conceito de transação </text:p>
          </table:table-cell>
          <table:table-cell table:style-name="ce26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15" office:value-type="string" calcext:value-type="string">
            <text:p>Integridade de dados, concorrência, recuperação, distribuição, replicação </text:p>
          </table:table-cell>
          <table:table-cell table:style-name="ce26" table:number-columns-repeated="2"/>
          <table:table-cell table:number-columns-repeated="1020"/>
        </table:table-row>
        <table:table-row table:style-name="ro5">
          <table:covered-table-cell table:style-name="ce8"/>
          <table:table-cell table:style-name="ce15" office:value-type="string" calcext:value-type="string">
            <text:p>Sistemas Gerenciadores de Banco de Dados: tabelas, visões, índices, sequências, sinônimos, restrições, dicionário de dados, restrições de integridade, constraints, tipos de dados, SQL, PL/SQL. </text:p>
          </table:table-cell>
          <table:table-cell table:style-name="ce26"/>
          <table:table-cell table:style-name="ce26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16"/>
          <table:table-cell table:style-name="ce27" table:number-columns-repeated="2"/>
          <table:table-cell table:number-columns-repeated="1020"/>
        </table:table-row>
        <table:table-row table:style-name="ro3">
          <table:covered-table-cell table:style-name="ce8"/>
          <table:table-cell table:style-name="ce17" office:value-type="string" calcext:value-type="string">
            <text:p>Se sobrar tempo, veja:</text:p>
          </table:table-cell>
          <table:table-cell table:style-name="ce27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18" office:value-type="string" calcext:value-type="string">
            <text:p>Scrum, XP </text:p>
          </table:table-cell>
          <table:table-cell table:style-name="ce27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18" office:value-type="string" calcext:value-type="string">
            <text:p>Arquiteturas de componentes: Microsoft COM, .Net, J2EE. </text:p>
          </table:table-cell>
          <table:table-cell table:style-name="ce27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18" office:value-type="string" calcext:value-type="string">
            <text:p>AJAX </text:p>
          </table:table-cell>
          <table:table-cell table:style-name="ce27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18" office:value-type="string" calcext:value-type="string">
            <text:p>CSS </text:p>
          </table:table-cell>
          <table:table-cell table:style-name="ce27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18" office:value-type="string" calcext:value-type="string">
            <text:p>Programação Web: conceitos fundamentais, persistência, camadas e design patterns. </text:p>
          </table:table-cell>
          <table:table-cell table:style-name="ce27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18" office:value-type="string" calcext:value-type="string">
            <text:p>Web services usando REST, SOAP e WebApi: </text:p>
          </table:table-cell>
          <table:table-cell table:number-columns-repeated="1022"/>
        </table:table-row>
        <table:table-row table:style-name="ro3">
          <table:table-cell/>
          <table:table-cell table:style-name="ce18" office:value-type="string" calcext:value-type="string">
            <text:p>Procedimentos armazenados ("Stored Procedures") </text:p>
          </table:table-cell>
          <table:table-cell table:number-columns-repeated="1022"/>
        </table:table-row>
        <table:table-row table:style-name="ro3">
          <table:table-cell/>
          <table:table-cell table:style-name="ce18" office:value-type="string" calcext:value-type="string">
            <text:p>Gatilhos ("Triggers") </text:p>
          </table:table-cell>
          <table:table-cell table:number-columns-repeated="1022"/>
        </table:table-row>
        <table:table-row table:style-name="ro3">
          <table:table-cell/>
          <table:table-cell table:style-name="ce18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number-columns-repeated="1022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Conteúdo.C2:Conteúdo.D31">
            <calcext:condition calcext:apply-style-name="ConditionalStyle_18" calcext:value="contains-text(&quot;Ok&quot;)" calcext:base-cell-address="Conteúdo.C2"/>
          </calcext:conditional-format>
          <calcext:conditional-format calcext:target-range-address="Conteúdo.C2:Conteúdo.D31">
            <calcext:condition calcext:apply-style-name="ConditionalStyle_17" calcext:value="contains-text(&quot;Falta&quot;)" calcext:base-cell-address="Conteúdo.C2"/>
          </calcext:conditional-format>
          <calcext:conditional-format calcext:target-range-address="Conteúdo.C32:Conteúdo.D32">
            <calcext:condition calcext:apply-style-name="ConditionalStyle_16" calcext:value="contains-text(&quot;Ok&quot;)" calcext:base-cell-address="Conteúdo.C32"/>
          </calcext:conditional-format>
          <calcext:conditional-format calcext:target-range-address="Conteúdo.C32:Conteúdo.D32">
            <calcext:condition calcext:apply-style-name="ConditionalStyle_15" calcext:value="contains-text(&quot;Falta&quot;)" calcext:base-cell-address="Conteúdo.C32"/>
          </calcext:conditional-format>
          <calcext:conditional-format calcext:target-range-address="Conteúdo.C33:Conteúdo.D35">
            <calcext:condition calcext:apply-style-name="ConditionalStyle_14" calcext:value="contains-text(&quot;Ok&quot;)" calcext:base-cell-address="Conteúdo.C33"/>
          </calcext:conditional-format>
          <calcext:conditional-format calcext:target-range-address="Conteúdo.C33:Conteúdo.D35">
            <calcext:condition calcext:apply-style-name="ConditionalStyle_13" calcext:value="contains-text(&quot;Falta&quot;)" calcext:base-cell-address="Conteúdo.C33"/>
          </calcext:conditional-format>
          <calcext:conditional-format calcext:target-range-address="Conteúdo.C36:Conteúdo.D38">
            <calcext:condition calcext:apply-style-name="ConditionalStyle_12" calcext:value="contains-text(&quot;Ok&quot;)" calcext:base-cell-address="Conteúdo.C36"/>
          </calcext:conditional-format>
          <calcext:conditional-format calcext:target-range-address="Conteúdo.C36:Conteúdo.D38">
            <calcext:condition calcext:apply-style-name="ConditionalStyle_11" calcext:value="contains-text(&quot;Falta&quot;)" calcext:base-cell-address="Conteúdo.C36"/>
          </calcext:conditional-format>
          <calcext:conditional-format calcext:target-range-address="Conteúdo.C39:Conteúdo.D39">
            <calcext:condition calcext:apply-style-name="ConditionalStyle_10" calcext:value="contains-text(&quot;Ok&quot;)" calcext:base-cell-address="Conteúdo.C39"/>
          </calcext:conditional-format>
          <calcext:conditional-format calcext:target-range-address="Conteúdo.C39:Conteúdo.D39">
            <calcext:condition calcext:apply-style-name="ConditionalStyle_9" calcext:value="contains-text(&quot;Falta&quot;)" calcext:base-cell-address="Conteúdo.C39"/>
          </calcext:conditional-format>
          <calcext:conditional-format calcext:target-range-address="Conteúdo.C40:Conteúdo.D43">
            <calcext:condition calcext:apply-style-name="ConditionalStyle_8" calcext:value="contains-text(&quot;Ok&quot;)" calcext:base-cell-address="Conteúdo.C40"/>
          </calcext:conditional-format>
          <calcext:conditional-format calcext:target-range-address="Conteúdo.C40:Conteúdo.D43">
            <calcext:condition calcext:apply-style-name="ConditionalStyle_7" calcext:value="contains-text(&quot;Falta&quot;)" calcext:base-cell-address="Conteúdo.C40"/>
          </calcext:conditional-format>
          <calcext:conditional-format calcext:target-range-address="Conteúdo.C44:Conteúdo.D53">
            <calcext:condition calcext:apply-style-name="ConditionalStyle_6" calcext:value="contains-text(&quot;Ok&quot;)" calcext:base-cell-address="Conteúdo.C44"/>
          </calcext:conditional-format>
          <calcext:conditional-format calcext:target-range-address="Conteúdo.C44:Conteúdo.D53">
            <calcext:condition calcext:apply-style-name="ConditionalStyle_5" calcext:value="contains-text(&quot;Falta&quot;)" calcext:base-cell-address="Conteúdo.C44"/>
          </calcext:conditional-format>
          <calcext:conditional-format calcext:target-range-address="Conteúdo.C54:Conteúdo.D62">
            <calcext:condition calcext:apply-style-name="ConditionalStyle_4" calcext:value="contains-text(&quot;Ok&quot;)" calcext:base-cell-address="Conteúdo.C54"/>
          </calcext:conditional-format>
          <calcext:conditional-format calcext:target-range-address="Conteúdo.C54:Conteúdo.D62">
            <calcext:condition calcext:apply-style-name="ConditionalStyle_3" calcext:value="contains-text(&quot;Falta&quot;)" calcext:base-cell-address="Conteúdo.C54"/>
          </calcext:conditional-format>
          <calcext:conditional-format calcext:target-range-address="Conteúdo.C63:Conteúdo.D69">
            <calcext:condition calcext:apply-style-name="ConditionalStyle_2" calcext:value="contains-text(&quot;Ok&quot;)" calcext:base-cell-address="Conteúdo.C63"/>
          </calcext:conditional-format>
          <calcext:conditional-format calcext:target-range-address="Conteúdo.C63:Conteúdo.D69">
            <calcext:condition calcext:apply-style-name="ConditionalStyle_1" calcext:value="contains-text(&quot;Falta&quot;)" calcext:base-cell-address="Conteúdo.C63"/>
          </calcext:conditional-format>
        </calcext:conditional-formats>
      </table:table>
      <table:table table:name="Plan3" table:style-name="ta2">
        <table:table-column table:style-name="co3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1" table:style-name="ta3">
        <table:table-column table:style-name="co3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1-08-30T21:05:49.844000000</dc:date>
    <meta:generator>LibreOffice/6.1.4.2$Windows_X86_64 LibreOffice_project/9d0f32d1f0b509096fd65e0d4bec26ddd1938fd3</meta:generator>
    <meta:editing-duration>PT6M15S</meta:editing-duration>
    <meta:editing-cycles>1</meta:editing-cycles>
    <meta:document-statistic meta:table-count="3" meta:cell-count="8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